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7e0021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name="Arduino" draw:style-name="gr1" draw:text-style-name="P2" draw:layer="layout" svg:width="4.5cm" svg:height="11.5cm" svg:x="2cm" svg:y="4.5cm">
          <svg:title>Arduino</svg:title>
          <svg:desc>Arduino</svg:desc>
          <text:p text:style-name="P1"><text:span text:style-name="T1">Arduino</text:span></text:p>
        </draw:rect>
        <draw:rect draw:style-name="gr2" draw:text-style-name="P1" draw:layer="layout" svg:width="11.5cm" svg:height="15cm" svg:x="8cm" svg:y="3cm">
          <text:p/>
        </draw:rect>
        <draw:rect draw:name="Arduino" draw:style-name="gr3" draw:text-style-name="P1" draw:layer="layout" svg:width="6.5cm" svg:height="1cm" svg:x="17.5cm" svg:y="3.5cm">
          <svg:title>Arduino</svg:title>
          <svg:desc>Arduino</svg:desc>
          <text:p text:style-name="P1"><text:span text:style-name="T1">Lüftung (Ausgang) 50W</text:span></text:p>
        </draw:rect>
        <draw:rect draw:name="Arduino" draw:style-name="gr3" draw:text-style-name="P2" draw:layer="layout" svg:width="5.5cm" svg:height="3.5cm" svg:x="11cm" svg:y="14.5cm">
          <svg:title>Arduino</svg:title>
          <svg:desc>Arduino</svg:desc>
          <text:p text:style-name="P1"><text:span text:style-name="T1">Topf</text:span></text:p>
        </draw:rect>
        <draw:rect draw:name="Arduino" draw:style-name="gr3" draw:text-style-name="P2" draw:layer="layout" svg:width="1.5cm" svg:height="1cm" svg:x="11.5cm" svg:y="14.5cm">
          <svg:title>Arduino</svg:title>
          <svg:desc>Arduino</svg:desc>
          <text:p text:style-name="P1"><text:span text:style-name="T1">FST</text:span></text:p>
        </draw:rect>
        <draw:rect draw:name="Arduino" draw:style-name="gr3" draw:text-style-name="P2" draw:layer="layout" svg:width="1.5cm" svg:height="1cm" svg:x="13cm" svg:y="10cm">
          <svg:title>Arduino</svg:title>
          <svg:desc>Arduino</svg:desc>
          <text:p text:style-name="P1"><text:span text:style-name="T1">FSR</text:span></text:p>
        </draw:rect>
        <draw:rect draw:name="Arduino" draw:style-name="gr3" draw:text-style-name="P2" draw:layer="layout" svg:width="1.5cm" svg:height="1cm" svg:x="13cm" svg:y="11cm">
          <svg:title>Arduino</svg:title>
          <svg:desc>Arduino</svg:desc>
          <text:p text:style-name="P1"><text:span text:style-name="T1">TS2</text:span></text:p>
        </draw:rect>
        <draw:rect draw:name="Arduino" draw:style-name="gr3" draw:text-style-name="P2" draw:layer="layout" svg:width="1.5cm" svg:height="1cm" svg:x="15cm" svg:y="4.5cm">
          <svg:title>Arduino</svg:title>
          <svg:desc>Arduino</svg:desc>
          <text:p text:style-name="P1"><text:span text:style-name="T1">TS3</text:span></text:p>
        </draw:rect>
        <draw:line draw:style-name="gr4" draw:text-style-name="P1" draw:layer="layout" svg:x1="15cm" svg:y1="5cm" svg:x2="6.5cm" svg:y2="5.5cm">
          <text:p/>
        </draw:line>
        <draw:line draw:style-name="gr4" draw:text-style-name="P1" draw:layer="layout" svg:x1="13cm" svg:y1="10.5cm" svg:x2="6.5cm" svg:y2="10.5cm">
          <text:p/>
        </draw:line>
        <draw:line draw:style-name="gr4" draw:text-style-name="P1" draw:layer="layout" svg:x1="11.5cm" svg:y1="15cm" svg:x2="6.5cm" svg:y2="13cm">
          <text:p/>
        </draw:line>
        <draw:line draw:style-name="gr4" draw:text-style-name="P1" draw:layer="layout" svg:x1="6.5cm" svg:y1="4.5cm" svg:x2="17.5cm" svg:y2="4cm">
          <text:p/>
        </draw:line>
        <draw:rect draw:name="Arduino" draw:style-name="gr3" draw:text-style-name="P1" draw:layer="layout" svg:width="10cm" svg:height="1cm" svg:x="9cm" svg:y="6.5cm">
          <svg:title>Arduino</svg:title>
          <svg:desc>Arduino</svg:desc>
          <text:p text:style-name="P1"><text:span text:style-name="T1">LED 57W</text:span></text:p>
        </draw:rect>
        <draw:rect draw:name="Arduino" draw:style-name="gr3" draw:text-style-name="P2" draw:layer="layout" svg:width="1.5cm" svg:height="1cm" svg:x="13cm" svg:y="8.5cm">
          <svg:title>Arduino</svg:title>
          <svg:desc>Arduino</svg:desc>
          <text:p text:style-name="P1"><text:span text:style-name="T1">LS</text:span></text:p>
        </draw:rect>
        <draw:line draw:style-name="gr4" draw:text-style-name="P1" draw:layer="layout" svg:x1="13cm" svg:y1="9cm" svg:x2="6.5cm" svg:y2="9cm">
          <text:p/>
        </draw:line>
        <draw:line draw:style-name="gr4" draw:text-style-name="P1" draw:layer="layout" svg:x1="6.5cm" svg:y1="7.5cm" svg:x2="9cm" svg:y2="7cm">
          <text:p/>
        </draw:line>
        <draw:rect draw:name="Arduino" draw:style-name="gr3" draw:text-style-name="P1" draw:layer="layout" svg:width="2.5cm" svg:height="2cm" svg:x="16.5cm" svg:y="12cm">
          <svg:title>Arduino</svg:title>
          <svg:desc>Arduino</svg:desc>
          <text:p text:style-name="P1"><text:span text:style-name="T1">Ventilator</text:span></text:p>
          <text:p text:style-name="P1"><text:span text:style-name="T1">5W</text:span></text:p>
        </draw:rect>
        <draw:rect draw:name="Arduino" draw:style-name="gr3" draw:text-style-name="P1" draw:layer="layout" svg:width="2.5cm" svg:height="1cm" svg:x="6.5cm" svg:y="16.5cm">
          <svg:title>Arduino</svg:title>
          <svg:desc>Arduino</svg:desc>
          <text:p text:style-name="P1"><text:span text:style-name="T1">Öffnung</text:span></text:p>
        </draw:rect>
        <draw:rect draw:name="Arduino" draw:style-name="gr3" draw:text-style-name="P2" draw:layer="layout" svg:width="1.5cm" svg:height="1cm" svg:x="9cm" svg:y="16cm">
          <svg:title>Arduino</svg:title>
          <svg:desc>Arduino</svg:desc>
          <text:p text:style-name="P1"><text:span text:style-name="T1">TS1</text:span></text:p>
        </draw:rect>
        <draw:line draw:style-name="gr4" draw:text-style-name="P1" draw:layer="layout" svg:x1="9.5cm" svg:y1="16cm" svg:x2="6.5cm" svg:y2="15cm">
          <text:p/>
        </draw:line>
        <draw:rect draw:name="Arduino" draw:style-name="gr1" draw:text-style-name="P2" draw:layer="layout" svg:width="5.5cm" svg:height="2.5cm" svg:x="2cm" svg:y="0.5cm">
          <svg:title>Arduino</svg:title>
          <svg:desc>Arduino</svg:desc>
          <text:p text:style-name="P1"><text:span text:style-name="T1">NodeMCU (Webserver)</text:span></text:p>
        </draw:rect>
        <draw:line draw:style-name="gr4" draw:text-style-name="P1" draw:layer="layout" svg:x1="4.5cm" svg:y1="4.5cm" svg:x2="4.5cm" svg:y2="3cm">
          <text:p/>
        </draw:line>
        <draw:rect draw:name="Arduino" draw:style-name="gr5" draw:text-style-name="P2" draw:layer="layout" svg:width="0.5cm" svg:height="0.5cm" svg:x="21.3cm" svg:y="10.7cm">
          <svg:title>Arduino</svg:title>
          <svg:desc>Arduino</svg:desc>
          <text:p/>
        </draw:rect>
        <draw:rect draw:name="Arduino" draw:style-name="gr6" draw:text-style-name="P1" draw:layer="layout" svg:width="3.8cm" svg:height="1cm" svg:x="22.2cm" svg:y="10.5cm">
          <svg:title>Arduino</svg:title>
          <svg:desc>Arduino</svg:desc>
          <text:p text:style-name="P1"><text:span text:style-name="T1">230 V</text:span></text:p>
          <text:p text:style-name="P1"><text:span text:style-name="T1">Gesamt ~ 400W</text:span></text:p>
        </draw:rect>
        <draw:rect draw:name="Arduino" draw:style-name="gr5" draw:text-style-name="P2" draw:layer="layout" svg:width="0.5cm" svg:height="0.5cm" svg:x="16.5cm" svg:y="12cm">
          <svg:title>Arduino</svg:title>
          <svg:desc>Arduino</svg:desc>
          <text:p/>
        </draw:rect>
        <draw:rect draw:name="Arduino" draw:style-name="gr5" draw:text-style-name="P2" draw:layer="layout" svg:width="0.5cm" svg:height="0.5cm" svg:x="9cm" svg:y="6.5cm">
          <svg:title>Arduino</svg:title>
          <svg:desc>Arduino</svg:desc>
          <text:p/>
        </draw:rect>
        <draw:rect draw:name="Arduino" draw:style-name="gr5" draw:text-style-name="P2" draw:layer="layout" svg:width="0.5cm" svg:height="0.5cm" svg:x="17.5cm" svg:y="3.5cm">
          <svg:title>Arduino</svg:title>
          <svg:desc>Arduino</svg:desc>
          <text:p/>
        </draw:rect>
        <draw:rect draw:name="Arduino" draw:style-name="gr3" draw:text-style-name="P1" draw:layer="layout" svg:width="3.5cm" svg:height="2cm" svg:x="15.5cm" svg:y="9cm">
          <svg:title>Arduino</svg:title>
          <svg:desc>Arduino</svg:desc>
          <text:p text:style-name="P1"><text:span text:style-name="T1">Heizung 200W</text:span></text:p>
        </draw:rect>
        <draw:rect draw:name="Arduino" draw:style-name="gr5" draw:text-style-name="P2" draw:layer="layout" svg:width="0.5cm" svg:height="0.5cm" svg:x="16.5cm" svg:y="9cm">
          <svg:title>Arduino</svg:title>
          <svg:desc>Arduino</svg:desc>
          <text:p/>
        </draw:rect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55M42S</meta:editing-duration>
    <meta:editing-cycles>6</meta:editing-cycles>
    <meta:generator>OpenOffice/4.1.7$Win32 OpenOffice.org_project/417m1$Build-9800</meta:generator>
    <dc:date>2021-06-26T21:45:02.78</dc:date>
    <dc:creator>Hans Wurst</dc:creator>
    <meta:document-statistic meta:object-count="52"/>
  </office:meta>
</office:document-meta>
</file>